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8pt" style:font-size-asian="8pt" style:font-size-complex="8pt"/>
    </style:style>
    <style:style style:name="T1" style:family="text">
      <style:text-properties fo:background-color="#ff9966"/>
    </style:style>
    <style:style style:name="T2" style:family="text">
      <style:text-properties fo:background-color="transparent"/>
    </style:style>
    <style:style style:name="T3" style:family="text">
      <style:text-properties fo:color="#0000ff"/>
    </style:style>
    <style:style style:name="T4" style:family="text">
      <style:text-properties fo:color="#0000ff" fo:background-color="transparent"/>
    </style:style>
    <style:style style:name="T5" style:family="text">
      <style:text-properties fo:color="#ff0000"/>
    </style:style>
    <style:style style:name="T6" style:family="text">
      <style:text-properties fo:color="#ff0000" fo:background-color="transparen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background-color="transparent"/>
    </style:style>
    <style:style style:name="T9" style:family="text">
      <style:text-properties fo:background-color="#ffff00"/>
    </style:style>
    <style:style style:name="T10" style:family="text">
      <style:text-properties fo:color="#00ff00"/>
    </style:style>
    <style:style style:name="T11" style:family="text">
      <style:text-properties fo:color="#00ff00" fo:background-color="transparent"/>
    </style:style>
    <style:style style:name="T12" style:family="text">
      <style:text-properties fo:color="#00ff00" fo:background-color="#ff0000"/>
    </style:style>
    <style:style style:name="T13" style:family="text">
      <style:text-properties fo:background-color="#00ff00"/>
    </style:style>
    <style:style style:name="T14" style:family="text">
      <style:text-properties fo:background-color="#ff0000"/>
    </style:style>
    <style:style style:name="T15" style:family="text">
      <style:text-properties fo:color="#000000"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Request Type</text:span>, <text:span text:style-name="T13">Checksum ok</text:span>, <text:span text:style-name="T14">Checksum bad</text:span>, <text:span text:style-name="T5">Current</text:span>, <text:span text:style-name="T3">Voltage, </text:span><text:span text:style-name="T10">Values</text:span></text:p>
      <text:p text:style-name="P1"/>
      <text:p text:style-name="P1">10 31 42 <text:span text:style-name="T9">27</text:span> <text:span text:style-name="T13">65</text:span> <text:tab/><text:tab/><text:tab/><text:tab/><text:tab/><text:span text:style-name="T2">Bat1: </text:span><text:span text:style-name="T9">Ah Zähler?</text:span></text:p>
      <text:p text:style-name="P1">10 31 48 80 <text:span text:style-name="T5">ff fd</text:span> <text:span text:style-name="T3">87 d8</text:span> <text:span text:style-name="T10">36</text:span> <text:span text:style-name="T13">a3</text:span> <text:tab/><text:tab/><text:tab/>Bat1: <text:span text:style-name="T3">347.76V </text:span><text:span text:style-name="T5">-0.02A </text:span><text:span text:style-name="T10">5.4Ah</text:span></text:p>
      <text:p text:style-name="P1">10 32 42 27 65 ff fe <text:span text:style-name="T1">88 53</text:span> 28 <text:span text:style-name="T14">3a</text:span> <text:tab/><text:tab/><text:tab/><text:span text:style-name="T1">349V</text:span></text:p>
      <text:p text:style-name="P1">10 32 42 <text:span text:style-name="T9">27</text:span> <text:span text:style-name="T13">65</text:span><text:span text:style-name="T8"><text:tab/><text:tab/><text:tab/><text:tab/><text:tab/><text:tab/></text:span><text:span text:style-name="T2">Bat2: </text:span><text:span text:style-name="T9">Ah Zähler?</text:span></text:p>
      <text:p text:style-name="P1">10 32 48 80 <text:span text:style-name="T5">ff ff</text:span> <text:span text:style-name="T3">88 57</text:span> <text:span text:style-name="T10">28</text:span> <text:span text:style-name="T13">3f</text:span><text:span text:style-name="T8"><text:tab/><text:tab/><text:tab/><text:tab/>Bat2: </text:span><text:span text:style-name="T4">349.03V <text:s/></text:span><text:span text:style-name="T6">0.00A </text:span><text:span text:style-name="T11">4.0Ah</text:span></text:p>
      <text:p text:style-name="P1">10 ff 24 11 01 <text:span text:style-name="T13">34</text:span><text:span text:style-name="T2"><text:tab/><text:tab/><text:tab/><text:tab/><text:tab/>Twike: ?</text:span></text:p>
      <text:p text:style-name="P1">10 ff 24 11 01 <text:span text:style-name="T13">34</text:span><text:span text:style-name="T2"><text:tab/><text:tab/><text:tab/><text:tab/><text:tab/>Twike: ?</text:span> </text:p>
      <text:p text:style-name="P1">10 34 42 <text:span text:style-name="T9">27</text:span> <text:span text:style-name="T13">65</text:span><text:span text:style-name="T8"><text:tab/><text:tab/><text:tab/><text:tab/><text:tab/><text:tab/></text:span><text:span text:style-name="T2">Bat3: </text:span><text:span text:style-name="T9">Ah Zähler?</text:span> </text:p>
      <text:p text:style-name="P1">10 34 48 80 <text:span text:style-name="T5">ff fd</text:span> <text:span text:style-name="T3">88 3f</text:span> <text:span text:style-name="T10">3b</text:span> <text:span text:style-name="T13">46</text:span> <text:tab/><text:tab/><text:tab/>Bat3: <text:span text:style-name="T3">348.79V </text:span><text:span text:style-name="T5">-0.02A </text:span><text:span text:style-name="T10">5.9Ah</text:span></text:p>
      <text:p text:style-name="P1">10 31 42 <text:span text:style-name="T9">61</text:span> <text:span text:style-name="T13">23</text:span><text:span text:style-name="T2"><text:tab/><text:tab/><text:tab/><text:tab/><text:tab/><text:tab/>Bat1: </text:span><text:span text:style-name="T9">Maximale Batterie Temperatur?</text:span></text:p>
      <text:p text:style-name="P1">10 31 48 80 <text:span text:style-name="T5">ff ff</text:span> <text:span text:style-name="T3">87 db</text:span> <text:span text:style-name="T10">04 b8</text:span> <text:span text:style-name="T13">28</text:span><text:span text:style-name="T2"><text:tab/><text:tab/><text:tab/>Bat1: </text:span><text:span text:style-name="T4">347.79V <text:s/></text:span><text:span text:style-name="T6">0.00A </text:span><text:span text:style-name="T11">12.08°C</text:span></text:p>
      <text:p text:style-name="P1">10 ff 24 11 03 <text:span text:style-name="T13">36</text:span> </text:p>
      <text:p text:style-name="P1">10 ff 24 11 03 <text:span text:style-name="T13">36</text:span></text:p>
      <text:p text:style-name="P1">10 32 42 <text:span text:style-name="T9">61</text:span> <text:span text:style-name="T13">23</text:span> <text:tab/><text:tab/><text:tab/><text:tab/><text:tab/><text:span text:style-name="T2">Bat2: </text:span><text:span text:style-name="T9">Maximale Batterie Temperatur?</text:span></text:p>
      <text:p text:style-name="P1">10 32 48 80 <text:span text:style-name="T5">ff ff</text:span> <text:span text:style-name="T4">88 5a</text:span> <text:span text:style-name="T10">04 b8</text:span> <text:span text:style-name="T13">a6</text:span><text:span text:style-name="T2"><text:tab/><text:tab/><text:tab/>Bat2: </text:span><text:span text:style-name="T4">349.06V <text:s/></text:span><text:span text:style-name="T6">0.00A </text:span><text:span text:style-name="T11">12.08°C</text:span></text:p>
      <text:p text:style-name="P1">10 ff 24 11 <text:span text:style-name="T14">30</text:span><text:tab/><text:tab/><text:tab/><text:tab/><text:tab/><text:tab/></text:p>
      <text:p text:style-name="P1">10 ff 24 11 <text:span text:style-name="T14">30</text:span><text:tab/><text:tab/><text:tab/><text:tab/><text:tab/><text:tab/></text:p>
      <text:p text:style-name="P1">10 34 42 <text:span text:style-name="T9">61</text:span> <text:span text:style-name="T13">23</text:span><text:span text:style-name="T2"><text:tab/><text:tab/><text:tab/><text:tab/><text:tab/><text:tab/>Bat3: </text:span><text:span text:style-name="T9">Maximale Batterie Temperatur?</text:span></text:p>
      <text:p text:style-name="P1">10 34 48 80 <text:span text:style-name="T5">ff fd</text:span> <text:span text:style-name="T3">88 44</text:span> <text:span text:style-name="T10">04 ff</text:span> <text:span text:style-name="T13">fd</text:span><text:tab/><text:tab/><text:tab/>Bat3: <text:span text:style-name="T3">348.84V </text:span><text:span text:style-name="T5">-0.02A </text:span><text:span text:style-name="T10">12.79°C</text:span></text:p>
      <text:p text:style-name="P1">10 31 42 <text:span text:style-name="T9">74</text:span> <text:span text:style-name="T13">36</text:span><text:tab/><text:tab/><text:tab/><text:tab/><text:tab/><text:tab/>Bat1: <text:span text:style-name="T9">Entladene Ah?</text:span></text:p>
      <text:p text:style-name="P1">10 31 48 80 <text:span text:style-name="T5">ff ff</text:span> <text:span text:style-name="T3">87 e1</text:span> <text:span text:style-name="T10">03 f7</text:span> <text:span text:style-name="T13">5a</text:span><text:tab/><text:tab/><text:tab/>Bat1: <text:span text:style-name="T3">347.85V </text:span><text:span text:style-name="T4"><text:s/></text:span><text:span text:style-name="T6">0.00A </text:span><text:span text:style-name="T11">1015Ah</text:span></text:p>
      <text:p text:style-name="P1">10 32 42 <text:span text:style-name="T9">74</text:span> <text:span text:style-name="T13">36</text:span><text:tab/><text:tab/><text:tab/><text:tab/><text:tab/><text:tab/>Bat2: <text:span text:style-name="T9">Entladene Ah?</text:span></text:p>
      <text:p text:style-name="P1">10 32 48 80 <text:span text:style-name="T5">ff ff</text:span> <text:span text:style-name="T3">88 5e</text:span> <text:span text:style-name="T10">04 21</text:span> <text:span text:style-name="T13">3b</text:span><text:tab/><text:tab/><text:tab/><text:span text:style-name="T2">Bat2: </text:span><text:span text:style-name="T4">349.10V <text:s/></text:span><text:span text:style-name="T6">0.00A </text:span><text:span text:style-name="T11">1057Ah</text:span></text:p>
      <text:p text:style-name="P1">10 34 42 <text:span text:style-name="T9">74</text:span> <text:span text:style-name="T13">36</text:span><text:tab/><text:tab/><text:tab/><text:tab/><text:tab/><text:tab/>Bat3: <text:span text:style-name="T9">Entladene Ah?</text:span></text:p>
      <text:p text:style-name="P1">10 34 48 80 <text:span text:style-name="T5">ff fd</text:span> <text:span text:style-name="T3">88 4d</text:span> <text:span text:style-name="T10">03 eb</text:span> <text:span text:style-name="T13">e7</text:span><text:tab/><text:tab/><text:tab/><text:span text:style-name="T2">Bat3: </text:span><text:span text:style-name="T4">349.10V </text:span><text:span text:style-name="T6">-0.02A </text:span><text:span text:style-name="T11">1003Ah</text:span></text:p>
      <text:p text:style-name="P1">10 31 42 <text:span text:style-name="T9">02</text:span> <text:span text:style-name="T13">40</text:span><text:span text:style-name="T2"><text:tab/><text:tab/><text:tab/><text:tab/><text:tab/><text:tab/>Bat1: </text:span><text:span text:style-name="T9">Program Revision?</text:span> </text:p>
      <text:p text:style-name="P1">10 31 48 80 <text:span text:style-name="T5">ff ff</text:span> <text:span text:style-name="T3">87 e0</text:span> <text:span text:style-name="T10">02 12</text:span> <text:span text:style-name="T13">bf</text:span><text:tab/><text:tab/><text:tab/>Bat1: <text:span text:style-name="T3">347.84V </text:span><text:span text:style-name="T4"><text:s/></text:span><text:span text:style-name="T6">0.00A </text:span><text:span text:style-name="T11"><text:s/>v5.30</text:span> </text:p>
      <text:p text:style-name="P1">10 32 42 <text:span text:style-name="T9">02</text:span> <text:span text:style-name="T13">40</text:span><text:span text:style-name="T2"><text:tab/><text:tab/><text:tab/><text:tab/><text:tab/><text:tab/>Bat2: </text:span><text:span text:style-name="T9">Program Revision?</text:span> </text:p>
      <text:p text:style-name="P1">10 32 48 80 <text:span text:style-name="T5">ff ff</text:span> <text:span text:style-name="T3">88 61</text:span> <text:span text:style-name="T10">02 12</text:span> <text:span text:style-name="T13">31</text:span><text:tab/><text:tab/><text:tab/>Bat2: <text:span text:style-name="T3">349.13V </text:span><text:span text:style-name="T4"><text:s/></text:span><text:span text:style-name="T6">0.00A </text:span><text:span text:style-name="T11"><text:s/>v5.30</text:span></text:p>
      <text:p text:style-name="P1">10 34 42 <text:span text:style-name="T9">02</text:span> <text:span text:style-name="T13">40</text:span><text:span text:style-name="T2"><text:tab/><text:tab/><text:tab/><text:tab/><text:tab/><text:tab/>Bat3: </text:span><text:span text:style-name="T9">Program Revision?</text:span> </text:p>
      <text:p text:style-name="P1">10 34 48 80 <text:span text:style-name="T5">ff fd</text:span> <text:span text:style-name="T3">88 4d</text:span> <text:span text:style-name="T10">02 12</text:span> <text:span text:style-name="T13">1f</text:span><text:tab/><text:tab/><text:tab/>Bat3: <text:span text:style-name="T3">348.93V </text:span><text:span text:style-name="T4"><text:s/></text:span><text:span text:style-name="T6">0.00A </text:span><text:span text:style-name="T11"><text:s/>v5.30</text:span> </text:p>
      <text:p text:style-name="P1">10 31 42 <text:span text:style-name="T9">31</text:span> <text:span text:style-name="T13">73</text:span><text:span text:style-name="T2"><text:tab/><text:tab/><text:tab/><text:tab/><text:tab/><text:tab/>Bat1: </text:span><text:span text:style-name="T9">31?</text:span><text:tab/><text:tab/><text:tab/><text:tab/></text:p>
      <text:p text:style-name="P1">10 31 48 80 <text:span text:style-name="T5">ff ff</text:span> <text:span text:style-name="T3">87 e6</text:span> <text:span text:style-name="T14">b1</text:span> <text:tab/><text:span text:style-name="T2"><text:tab/><text:tab/><text:tab/>Bat1: </text:span><text:span text:style-name="T4">34x.xxV <text:s/></text:span><text:span text:style-name="T6">0.00A </text:span><text:span text:style-name="T11"><text:s text:c="2"/>177</text:span><text:tab/><text:tab/><text:tab/></text:p>
      <text:p text:style-name="P1">10 32 42 <text:span text:style-name="T9">31</text:span> <text:span text:style-name="T13">73</text:span><text:span text:style-name="T2"><text:tab/><text:tab/><text:tab/><text:tab/><text:tab/><text:tab/>Bat2: </text:span><text:span text:style-name="T9">31?</text:span> <text:tab/><text:tab/><text:tab/></text:p>
      <text:p text:style-name="P1">10 32 48 80 <text:span text:style-name="T5">ff ff</text:span> <text:span text:style-name="T3">88 67</text:span> <text:span text:style-name="T10">b6</text:span> <text:span text:style-name="T13">91</text:span><text:span text:style-name="T2"><text:tab/><text:tab/><text:tab/><text:tab/>Bat2: </text:span><text:span text:style-name="T4">349.13V <text:s/></text:span><text:span text:style-name="T6">0.00A </text:span><text:span text:style-name="T11"><text:s text:c="2"/>182</text:span></text:p>
      <text:p text:style-name="P1">10 34 42 <text:span text:style-name="T9">31</text:span> <text:span text:style-name="T13">73</text:span><text:span text:style-name="T2"><text:tab/><text:tab/><text:tab/><text:tab/><text:tab/><text:tab/>Bat3: </text:span><text:span text:style-name="T9">31?</text:span></text:p>
      <text:p text:style-name="P1">10 34 48 80 <text:span text:style-name="T5">ff fd</text:span> <text:span text:style-name="T3">88 50</text:span> <text:span text:style-name="T10">25</text:span> <text:span text:style-name="T13">37</text:span> <text:tab/><text:tab/><text:tab/>Bat3: <text:span text:style-name="T3">34x.xxV </text:span><text:span text:style-name="T6">-0.02A </text:span><text:span text:style-name="T11"><text:s text:c="3"/>37</text:span> </text:p>
      <text:p text:style-name="P1">10 31 42 <text:span text:style-name="T9">11</text:span> <text:span text:style-name="T13">53</text:span><text:span text:style-name="T2"><text:tab/><text:tab/><text:tab/><text:tab/><text:tab/><text:tab/>Bat1: </text:span><text:span text:style-name="T9">dState?</text:span></text:p>
      <text:p text:style-name="P1">10 31 48 80 <text:span text:style-name="T5">ff ff</text:span> <text:span text:style-name="T3">87 e4</text:span> <text:span text:style-name="T14">ae</text:span><text:tab/><text:tab/><text:tab/><text:tab/>Bat1: <text:span text:style-name="T3">347.88V </text:span><text:span text:style-name="T4"><text:s/></text:span><text:span text:style-name="T6">0.00A </text:span><text:span text:style-name="T11"><text:s/>174</text:span></text:p>
      <text:p text:style-name="P1">10 32 42 <text:span text:style-name="T9">11</text:span> <text:span text:style-name="T13">53</text:span><text:span text:style-name="T2"><text:tab/><text:tab/><text:tab/><text:tab/><text:tab/><text:tab/>Bat2: </text:span><text:span text:style-name="T9">dState?</text:span> </text:p>
      <text:p text:style-name="P1">10 32 48 80 <text:span text:style-name="T5">ff ff</text:span> <text:span text:style-name="T3">88 63</text:span> <text:span text:style-name="T14">26</text:span><text:tab/><text:tab/><text:tab/><text:tab/>Bat2: <text:span text:style-name="T3">34x.xxV </text:span><text:span text:style-name="T4"><text:s/></text:span><text:span text:style-name="T6">0.00A </text:span><text:span text:style-name="T11"><text:s text:c="2"/>38</text:span></text:p>
      <text:p text:style-name="P1">10 34 42 <text:span text:style-name="T9">11</text:span> <text:span text:style-name="T13">53</text:span><text:span text:style-name="T2"><text:tab/><text:tab/><text:tab/><text:tab/><text:tab/><text:tab/>Bat3: </text:span><text:span text:style-name="T9">dState?</text:span> </text:p>
      <text:p text:style-name="P1">10 34 48 80 <text:span text:style-name="T5">ff fd</text:span> <text:span text:style-name="T3">88 52</text:span> <text:span text:style-name="T14">15</text:span><text:tab/><text:tab/><text:tab/><text:tab/>Bat2: <text:span text:style-name="T3">34x.xxV </text:span><text:span text:style-name="T6">-0.02A </text:span><text:span text:style-name="T11"><text:s text:c="2"/>21</text:span></text:p>
      <text:p text:style-name="P1">10 31 42 <text:span text:style-name="T9">12</text:span> <text:span text:style-name="T13">50</text:span><text:span text:style-name="T2"><text:tab/><text:tab/><text:tab/><text:tab/><text:tab/><text:tab/>Bat1: </text:span><text:span text:style-name="T9">?</text:span></text:p>
      <text:p text:style-name="P1">10 31 48 80 <text:span text:style-name="T5">ff ff</text:span> <text:span text:style-name="T3">87 e6</text:span> <text:span text:style-name="T13">a9</text:span></text:p>
      <text:p text:style-name="P1">10 32 42 <text:span text:style-name="T9">12</text:span> <text:span text:style-name="T13">50</text:span><text:span text:style-name="T2"><text:tab/><text:tab/><text:tab/><text:tab/><text:tab/><text:tab/>Bat2: </text:span><text:span text:style-name="T9">?</text:span></text:p>
      <text:p text:style-name="P1">10 32 48 80 <text:span text:style-name="T5">ff ff</text:span> <text:span text:style-name="T3">88 61</text:span> <text:span text:style-name="T13">21</text:span> </text:p>
      <text:p text:style-name="P1">10 ff <text:span text:style-name="T8">24</text:span> <text:span text:style-name="T7">12</text:span><text:span text:style-name="T10"> 01</text:span> <text:span text:style-name="T13">37</text:span><text:span text:style-name="T2"><text:tab/><text:tab/><text:tab/><text:tab/><text:tab/>Twike: </text:span><text:span text:style-name="T9">?</text:span><text:span text:style-name="T2"> </text:span><text:span text:style-name="T11">1</text:span></text:p>
      <text:p text:style-name="P1">10 ff <text:span text:style-name="T8">24</text:span> <text:span text:style-name="T7">12</text:span><text:span text:style-name="T10"> 01</text:span> <text:span text:style-name="T13">37</text:span><text:span text:style-name="T2"><text:tab/><text:tab/><text:tab/><text:tab/><text:tab/>Twike: </text:span><text:span text:style-name="T9">?</text:span><text:span text:style-name="T2"> </text:span><text:span text:style-name="T11">1</text:span> </text:p>
      <text:p text:style-name="P1">10 34 42 <text:span text:style-name="T9">12</text:span> <text:span text:style-name="T13">50</text:span><text:span text:style-name="T2"><text:tab/><text:tab/><text:tab/><text:tab/><text:tab/><text:tab/>Bat3: </text:span><text:span text:style-name="T9">?</text:span></text:p>
      <text:p text:style-name="P1">10 34 48 <text:span text:style-name="T5">ff fd</text:span> <text:span text:style-name="T3">88 52</text:span> 01 <text:span text:style-name="T13">91</text:span> </text:p>
      <text:p text:style-name="P1">10 31 42 <text:span text:style-name="T9">23</text:span> <text:span text:style-name="T13">61</text:span><text:span text:style-name="T2"><text:tab/><text:tab/><text:tab/><text:tab/><text:tab/><text:tab/>Bat1: </text:span><text:span text:style-name="T9">Ladestrom?</text:span></text:p>
      <text:p text:style-name="P1">10 31 48 <text:span text:style-name="T5">ff ff</text:span> <text:span text:style-name="T3">87 ed</text:span> <text:span text:style-name="T10">01 </text:span><text:span text:style-name="T12">3b</text:span><text:span text:style-name="T10"><text:tab/><text:tab/><text:tab/><text:tab/><text:tab/><text:tab/>315</text:span></text:p>
      <text:p text:style-name="P1">10 32 42 <text:span text:style-name="T9">23</text:span> <text:span text:style-name="T13">61</text:span><text:span text:style-name="T2"><text:tab/><text:tab/><text:tab/><text:tab/><text:tab/><text:tab/>Bat2: </text:span><text:span text:style-name="T9">Ladestrom?</text:span></text:p>
      <text:p text:style-name="P1">10 32 48 <text:span text:style-name="T5">ff</text:span> <text:span text:style-name="T5">fe</text:span> <text:span text:style-name="T3">88 67</text:span> <text:span text:style-name="T10">01 </text:span><text:span text:style-name="T12">bf</text:span><text:tab/><text:tab/><text:tab/><text:tab/><text:tab/><text:tab/><text:span text:style-name="T10">447</text:span></text:p>
      <text:p text:style-name="P1">10 34 42 <text:span text:style-name="T9">23</text:span> <text:span text:style-name="T13">61</text:span><text:span text:style-name="T2"><text:tab/><text:tab/><text:tab/><text:tab/><text:tab/><text:tab/>Bat3: </text:span><text:span text:style-name="T9">Ladestrom?</text:span></text:p>
      <text:p text:style-name="P1">10 34 48 <text:span text:style-name="T5">ff</text:span> <text:span text:style-name="T5">fc</text:span> <text:span text:style-name="T3">88 53</text:span> <text:span text:style-name="T10">01 </text:span><text:span text:style-name="T12">89</text:span><text:tab/><text:tab/><text:tab/><text:tab/><text:tab/><text:tab/><text:span text:style-name="T10">393</text:span></text:p>
      <text:p text:style-name="P1">10 31 42 <text:span text:style-name="T9">24</text:span> <text:span text:style-name="T13">66</text:span> <text:tab/><text:tab/><text:tab/><text:tab/><text:tab/><text:span text:style-name="T2">Bat1: </text:span><text:span text:style-name="T9">Fahrstrom?</text:span></text:p>
      <text:p text:style-name="P1">10 31 48 <text:span text:style-name="T5">ff fe</text:span> <text:span text:style-name="T3">87 f4</text:span> fc <text:span text:style-name="T14">de</text:span></text:p>
      <text:p text:style-name="P1">10 32 42 <text:span text:style-name="T9">24</text:span> <text:span text:style-name="T13">66</text:span> <text:tab/><text:tab/><text:tab/><text:tab/><text:tab/><text:span text:style-name="T2">Bat2: </text:span><text:span text:style-name="T9">Fahrstrom?</text:span></text:p>
      <text:p text:style-name="P1">10 32 48 <text:span text:style-name="T5">ff fe</text:span> <text:span text:style-name="T3">88 64</text:span> fc <text:span text:style-name="T14">41</text:span></text:p>
      <text:p text:style-name="P1">10 34 42 <text:span text:style-name="T9">24</text:span> <text:span text:style-name="T13">66</text:span> <text:tab/><text:tab/><text:tab/><text:tab/><text:tab/><text:span text:style-name="T2">Bat3: </text:span><text:span text:style-name="T9">Fahrstrom?</text:span></text:p>
      <text:p text:style-name="P1">10 34 48 <text:span text:style-name="T5">ff fd</text:span> <text:span text:style-name="T3">88 5b</text:span> fc 7d</text:p>
      <text:p text:style-name="P1">10 31 42 <text:span text:style-name="T9">31</text:span> <text:span text:style-name="T13">73</text:span> <text:tab/><text:tab/><text:tab/><text:tab/><text:tab/><text:span text:style-name="T2">Bat1: </text:span><text:span text:style-name="T9">?</text:span></text:p>
      <text:p text:style-name="P1">10 31 48 <text:span text:style-name="T5">ff fe</text:span> <text:span text:style-name="T3">87 f2</text:span> 1d 21</text:p>
      <text:p text:style-name="P1">10 32 42 <text:span text:style-name="T9">31</text:span> <text:span text:style-name="T13">73</text:span> <text:tab/><text:tab/><text:tab/><text:tab/><text:tab/><text:span text:style-name="T2">Bat2: </text:span><text:span text:style-name="T9">?</text:span></text:p>
      <text:p text:style-name="P1">10 32 48 <text:span text:style-name="T5">ff ff</text:span> <text:span text:style-name="T3">88 64</text:span> b6 12</text:p>
      <text:p text:style-name="P1">10 34 42 <text:span text:style-name="T9">31</text:span> <text:span text:style-name="T13">73</text:span> <text:tab/><text:tab/><text:tab/><text:tab/><text:tab/><text:span text:style-name="T2">Bat3: </text:span><text:span text:style-name="T9">?</text:span></text:p>
      <text:p text:style-name="P1">10 34 48 <text:span text:style-name="T5">ff fc</text:span> <text:span text:style-name="T3">88 5c</text:span> 28 b7</text:p>
      <text:p text:style-name="P1">10 31 42 <text:span text:style-name="T9">26</text:span> <text:span text:style-name="T13">64</text:span> <text:tab/><text:tab/><text:tab/><text:tab/><text:tab/><text:span text:style-name="T2">Bat1: </text:span><text:span text:style-name="T9">Soll Ladespannung?</text:span></text:p>
      <text:p text:style-name="P1">10 31 48 <text:span text:style-name="T5">ff fe</text:span> <text:span text:style-name="T3">87 f1</text:span> <text:span text:style-name="T10">ab e0</text:span> <text:span text:style-name="T13">74</text:span><text:span text:style-name="T2"><text:tab/><text:tab/><text:tab/><text:tab/>Bat1: </text:span><text:span text:style-name="T4">34x.xxV <text:s/></text:span><text:span text:style-name="T6">0.0xA </text:span><text:span text:style-name="T11"><text:s text:c="2"/>440.00V</text:span></text:p>
      <text:p text:style-name="P1">10 32 42 <text:span text:style-name="T9">26</text:span> <text:span text:style-name="T13">64</text:span> <text:tab/><text:tab/><text:tab/><text:tab/><text:tab/><text:span text:style-name="T2">Bat2: </text:span><text:span text:style-name="T9">Soll Ladespannung?</text:span></text:p>
      <text:p text:style-name="P1">10 32 48 <text:span text:style-name="T5">ff fe</text:span> <text:span text:style-name="T3">88 64</text:span> <text:span text:style-name="T10">ab e0</text:span> <text:span text:style-name="T13">ee</text:span><text:span text:style-name="T2"><text:tab/><text:tab/><text:tab/><text:tab/>Bat1: </text:span><text:span text:style-name="T4">34x.xxV <text:s/></text:span><text:span text:style-name="T6">0.0xA </text:span><text:span text:style-name="T11"><text:s text:c="2"/>440.00V</text:span></text:p>
      <text:p text:style-name="P1">10 34 42 <text:span text:style-name="T9">26</text:span> <text:span text:style-name="T13">64</text:span> <text:tab/><text:tab/><text:tab/><text:tab/><text:tab/><text:span text:style-name="T2">Bat3: </text:span><text:span text:style-name="T9">Soll Ladespannung?</text:span></text:p>
      <text:p text:style-name="P1">10 34 48 <text:span text:style-name="T5">ff fc</text:span> <text:span text:style-name="T3">88 5d</text:span> <text:span text:style-name="T10">ab e0</text:span> d5<text:span text:style-name="T2"><text:tab/><text:tab/><text:tab/><text:tab/>Bat1: </text:span><text:span text:style-name="T4">34x.xxV <text:s/></text:span><text:span text:style-name="T6">0.0xA </text:span><text:span text:style-name="T11"><text:s text:c="2"/>440.00V</text:span></text:p>
      <text:p text:style-name="P1">10 31 42 <text:span text:style-name="T9">27</text:span> <text:span text:style-name="T13">65</text:span> <text:tab/><text:tab/><text:tab/><text:tab/><text:tab/><text:span text:style-name="T2">Bat1: </text:span><text:span text:style-name="T9">Ah Zähler?</text:span></text:p>
      <text:p text:style-name="P1">10 31 48 <text:span text:style-name="T5">ff fe</text:span> <text:span text:style-name="T3">87 ee</text:span> <text:span text:style-name="T10">36</text:span> <text:span text:style-name="T13">16</text:span><text:span text:style-name="T2"> <text:tab/><text:tab/><text:tab/><text:tab/>Bat1: </text:span><text:span text:style-name="T4">34x.xxV </text:span><text:span text:style-name="T6">-0.0xA <text:s text:c="2"/></text:span><text:span text:style-name="T11">5.4Ah</text:span></text:p>
      <text:p text:style-name="P1">10 32 42 <text:span text:style-name="T9">27</text:span> <text:span text:style-name="T13">65</text:span><text:span text:style-name="T2"> <text:tab/><text:tab/><text:tab/><text:tab/><text:tab/>Bat2: </text:span><text:span text:style-name="T9">Ah Zähler?</text:span></text:p>
      <text:p text:style-name="P1"><text:soft-page-break/>10 32 48 <text:span text:style-name="T5">ff fe</text:span> <text:span text:style-name="T3">88 62</text:span> 28 <text:span text:style-name="T13">8b</text:span></text:p>
      <text:p text:style-name="P1">10 34 42 <text:span text:style-name="T9">27</text:span> <text:span text:style-name="T13">65</text:span> <text:s/><text:tab/><text:tab/><text:tab/><text:tab/><text:tab/><text:span text:style-name="T2">Bat3: </text:span><text:span text:style-name="T9">Ah Zähler?</text:span></text:p>
      <text:p text:style-name="P1">10 34 48 <text:span text:style-name="T5">ff fc</text:span> <text:span text:style-name="T3">88 59</text:span> 3b <text:span text:style-name="T13">a1</text:span></text:p>
      <text:p text:style-name="P1">10 31 42 <text:span text:style-name="T9">29</text:span> 6b <text:tab/><text:tab/><text:tab/><text:tab/><text:tab/><text:span text:style-name="T2">Bat1: </text:span><text:span text:style-name="T9">Leistung?</text:span></text:p>
      <text:p text:style-name="P1">10 31 48 <text:span text:style-name="T5">ff fe</text:span> <text:span text:style-name="T3">87 ee</text:span> <text:span text:style-name="T10">ff f9</text:span> <text:span text:style-name="T13">26</text:span><text:span text:style-name="T2"><text:tab/><text:tab/><text:tab/><text:tab/>Bat1: </text:span><text:span text:style-name="T4">34x.xxV <text:s/></text:span><text:span text:style-name="T6">0.0xA </text:span><text:span text:style-name="T11"><text:s text:c="2"/>-6W</text:span></text:p>
      <text:p text:style-name="P1">10 32 42 <text:span text:style-name="T9">29</text:span> 6b <text:tab/><text:tab/><text:tab/><text:tab/><text:tab/><text:span text:style-name="T2">Bat2: </text:span><text:span text:style-name="T9">Leistung?</text:span></text:p>
      <text:p text:style-name="P1">10 32 48 ff fe 88 63 ff f9 a4</text:p>
      <text:p text:style-name="P1">10 34 42 <text:span text:style-name="T9">29</text:span> 6b <text:tab/><text:tab/><text:tab/><text:tab/><text:tab/><text:span text:style-name="T2">Bat3: </text:span><text:span text:style-name="T9">Leistung?</text:span></text:p>
      <text:p text:style-name="P1">10 34 48 ff fc 88 5d ff f2 93</text:p>
      <text:p text:style-name="P1">10 31 42 <text:span text:style-name="T9">2a</text:span> 68 <text:tab/><text:tab/><text:tab/><text:tab/><text:tab/><text:span text:style-name="T2">Bat1: </text:span><text:span text:style-name="T9">Batterie Temperatur?</text:span></text:p>
      <text:p text:style-name="P1">10 31 48 <text:span text:style-name="T5">ff fe</text:span> <text:span text:style-name="T3">87 f2</text:span> <text:span text:style-name="T10">04 49</text:span> <text:span text:style-name="T13">71</text:span><text:span text:style-name="T2"><text:tab/><text:tab/><text:tab/><text:tab/>Bat1: </text:span><text:span text:style-name="T4">34x.xxV <text:s/></text:span><text:span text:style-name="T6">0.0xA </text:span><text:span text:style-name="T11"><text:s text:c="2"/>1097</text:span> </text:p>
      <text:p text:style-name="P1">10 32 42 <text:span text:style-name="T9">2a</text:span> 68 <text:tab/><text:tab/><text:tab/><text:tab/><text:tab/><text:span text:style-name="T2">Bat2: </text:span><text:span text:style-name="T9">Batterie Temperatur?</text:span></text:p>
      <text:p text:style-name="P1">10 32 48 ff fe 88 61 <text:span text:style-name="T10">04 3e</text:span> 9a<text:span text:style-name="T2"><text:tab/><text:tab/><text:tab/><text:tab/>Bat2: </text:span><text:span text:style-name="T4">34x.xxV <text:s/></text:span><text:span text:style-name="T6">0.0xA </text:span><text:span text:style-name="T11"><text:s text:c="2"/>1086</text:span> </text:p>
      <text:p text:style-name="P1">10 34 42 <text:span text:style-name="T9">2a</text:span> 68 <text:tab/><text:tab/><text:tab/><text:tab/><text:tab/><text:span text:style-name="T2">Bat3: </text:span><text:span text:style-name="T9">Batterie Temperatur?</text:span></text:p>
      <text:p text:style-name="P1">10 34 48 ff fc 88 5a <text:span text:style-name="T10">04 bb</text:span> 26<text:span text:style-name="T2"><text:tab/><text:tab/><text:tab/><text:tab/>Bat3: </text:span><text:span text:style-name="T4">34x.xxV <text:s/></text:span><text:span text:style-name="T6">0.0xA </text:span><text:span text:style-name="T11"><text:s text:c="2"/>1211</text:span> </text:p>
      <text:p text:style-name="P1">10 31 42 <text:span text:style-name="T9">2b</text:span> <text:span text:style-name="T13">69</text:span> <text:tab/><text:tab/><text:tab/><text:tab/><text:tab/><text:span text:style-name="T2">Bat1: </text:span><text:span text:style-name="T9">FINFO?</text:span></text:p>
      <text:p text:style-name="P1">10 31 48 <text:span text:style-name="T5">ff fe</text:span> <text:span text:style-name="T3">87 f2</text:span> <text:span text:style-name="T13">3c</text:span></text:p>
      <text:p text:style-name="P1">10 32 42 <text:span text:style-name="T9">2b</text:span> 69 <text:tab/><text:tab/><text:tab/><text:tab/><text:tab/><text:span text:style-name="T2">Bat2: </text:span><text:span text:style-name="T9">FINFO?</text:span></text:p>
      <text:p text:style-name="P1">10 32 48 ff fe 88 64 a5</text:p>
      <text:p text:style-name="P1">10 34 42 <text:span text:style-name="T9">2b</text:span> 69 <text:tab/><text:tab/><text:tab/><text:tab/><text:tab/><text:span text:style-name="T2">Bat3: </text:span><text:span text:style-name="T9">FINFO?</text:span></text:p>
      <text:p text:style-name="P1">10 34 48 ff fc 88 57 94</text:p>
      <text:p text:style-name="P1">10 31 42 <text:span text:style-name="T9">31</text:span> 73 <text:tab/><text:tab/><text:tab/><text:tab/><text:tab/><text:span text:style-name="T2">Bat1: </text:span><text:span text:style-name="T9">?</text:span></text:p>
      <text:p text:style-name="P1">10 31 48 ff fe 87 ef <text:span text:style-name="T10">1c</text:span> 3d<text:span text:style-name="T2"><text:tab/><text:tab/><text:tab/><text:tab/>Bat1: </text:span><text:span text:style-name="T4">34x.xV <text:s/></text:span><text:span text:style-name="T6">0.0xA </text:span><text:span text:style-name="T11">28</text:span></text:p>
      <text:p text:style-name="P1">10 32 42 <text:span text:style-name="T9">31</text:span> 73 <text:tab/><text:tab/><text:tab/><text:tab/><text:tab/><text:span text:style-name="T2">Bat2: </text:span><text:span text:style-name="T9">?</text:span></text:p>
      <text:p text:style-name="P1">10 32 48 ff fe 88 61 <text:span text:style-name="T10">b7</text:span> 17<text:span text:style-name="T2"><text:tab/><text:tab/><text:tab/><text:tab/>Bat2: </text:span><text:span text:style-name="T4">34x.xV <text:s/></text:span><text:span text:style-name="T6">0.0xA </text:span><text:span text:style-name="T11">183</text:span></text:p>
      <text:p text:style-name="P1">10 34 42 <text:span text:style-name="T9">31</text:span> 73 <text:tab/><text:tab/><text:tab/><text:tab/><text:tab/><text:span text:style-name="T2">Bat3: </text:span><text:span text:style-name="T9">?</text:span></text:p>
      <text:p text:style-name="P1">10 34 48 ff fd 88 5c <text:span text:style-name="T10">29</text:span> b7<text:span text:style-name="T2"><text:tab/><text:tab/><text:tab/><text:tab/>Bat3: </text:span><text:span text:style-name="T4">34x.xV <text:s/></text:span><text:span text:style-name="T6">0.0xA </text:span><text:span text:style-name="T11">41</text:span></text:p>
      <text:p text:style-name="P1">10 31 42 <text:span text:style-name="T9">32</text:span> 70 <text:tab/><text:tab/><text:tab/><text:tab/><text:tab/><text:span text:style-name="T2">Bat1: </text:span><text:span text:style-name="T9">Teilspannung 1?</text:span></text:p>
      <text:p text:style-name="P1">10 31 48 <text:span text:style-name="T5">ff ff</text:span> <text:span text:style-name="T3">87 f3</text:span> <text:span text:style-name="T10">13 75</text:span> 5a<text:span text:style-name="T2"><text:tab/><text:tab/><text:tab/><text:tab/>Bat1: </text:span><text:span text:style-name="T4">34x.xxV <text:s/></text:span><text:span text:style-name="T6">0.0xA </text:span><text:span text:style-name="T11"><text:s text:c="2"/>49.81V</text:span></text:p>
      <text:p text:style-name="P1">10 32 42 <text:span text:style-name="T9">32</text:span> 70 <text:tab/><text:tab/><text:tab/><text:tab/><text:tab/><text:span text:style-name="T2">Bat2: </text:span><text:span text:style-name="T9">Teilspannung 1?</text:span> </text:p>
      <text:p text:style-name="P1">10 32 48 ff fe 88 6c 13 85 3b</text:p>
      <text:p text:style-name="P1">10 34 42 <text:span text:style-name="T9">32</text:span> 70 <text:tab/><text:tab/><text:tab/><text:tab/><text:tab/><text:span text:style-name="T2">Bat3: </text:span><text:span text:style-name="T9">Teilspannung 1?</text:span></text:p>
      <text:p text:style-name="P1">10 34 48 ff fc 88 5a 13 7a f0</text:p>
      <text:p text:style-name="P1">10 31 42 <text:span text:style-name="T9">33</text:span> 71 <text:tab/><text:tab/><text:tab/><text:tab/><text:tab/><text:span text:style-name="T2">Bat1: </text:span><text:span text:style-name="T9">Teilspannung 2?</text:span></text:p>
      <text:p text:style-name="P1">10 31 48 ff ff 87 f3 13 72 5d</text:p>
      <text:p text:style-name="P1">10 32 42 <text:span text:style-name="T9">33</text:span> 71 <text:tab/><text:tab/><text:tab/><text:tab/><text:tab/><text:span text:style-name="T2">Bat2: </text:span><text:span text:style-name="T9">Teilspannung 2?</text:span></text:p>
      <text:p text:style-name="P1">10 32 48 ff fe 88 6a 13 83 3b</text:p>
      <text:p text:style-name="P1">10 34 42 <text:span text:style-name="T9">33</text:span> 71 <text:tab/><text:tab/><text:tab/><text:tab/><text:tab/><text:span text:style-name="T2">Bat3: </text:span><text:span text:style-name="T9">Teilspannung 2?</text:span></text:p>
      <text:p text:style-name="P1">10 34 48 ff fd 88 56 13 90 17</text:p>
      <text:p text:style-name="P1">10 31 42 <text:span text:style-name="T9">34</text:span> 76 <text:tab/><text:tab/><text:tab/><text:tab/><text:tab/><text:span text:style-name="T2">Bat1: </text:span><text:span text:style-name="T9">Teilspannung 3?</text:span></text:p>
      <text:p text:style-name="P1">10 31 48 ff ff 87 f2 13 74 5a</text:p>
      <text:p text:style-name="P1">10 32 42 <text:span text:style-name="T9">34</text:span> 76 <text:tab/><text:tab/><text:tab/><text:tab/><text:tab/><text:span text:style-name="T2">Bat2: </text:span><text:span text:style-name="T9">Teilspannung 3?</text:span></text:p>
      <text:p text:style-name="P1">10 32 48 ff fe 88 68 13 d4 6e</text:p>
      <text:p text:style-name="P1">10 34 42 <text:span text:style-name="T9">34</text:span> 76 <text:tab/><text:tab/><text:tab/><text:tab/><text:tab/><text:span text:style-name="T2">Bat3: </text:span><text:span text:style-name="T9">Teilspannung 3?</text:span></text:p>
      <text:p text:style-name="P1">10 34 48 ff fc 88 54 13 7e fa</text:p>
      <text:p text:style-name="P1">10 31 42 <text:span text:style-name="T9">31</text:span> 73 <text:tab/><text:tab/><text:tab/><text:tab/><text:tab/><text:span text:style-name="T2">Bat1: </text:span><text:span text:style-name="T9">?</text:span></text:p>
      <text:p text:style-name="P1">10 31 48 ff ff 87 f1</text:p>
      <text:p text:style-name="P1">10 32 42 <text:span text:style-name="T9">31</text:span> 73 <text:tab/><text:tab/><text:tab/><text:tab/><text:tab/><text:span text:style-name="T2">Bat2: </text:span><text:span text:style-name="T9">?</text:span></text:p>
      <text:p text:style-name="P1">10 32 48 ff fe 88 62 b9</text:p>
      <text:p text:style-name="P1">10 34 42 <text:span text:style-name="T9">31</text:span> 73 <text:tab/><text:tab/><text:tab/><text:tab/><text:tab/><text:span text:style-name="T2">Bat3: </text:span><text:span text:style-name="T9">?</text:span></text:p>
      <text:p text:style-name="P1">10 34 48 ff fc 88 57 2c b8</text:p>
      <text:p text:style-name="P1">10 31 42 <text:span text:style-name="T9">35</text:span> 77 <text:tab/><text:tab/><text:tab/><text:tab/><text:tab/><text:span text:style-name="T2">Bat1: </text:span><text:span text:style-name="T9">Teilspannung 4?</text:span></text:p>
      <text:p text:style-name="P1">10 31 48 ff ff 87 ee 13 70 42</text:p>
      <text:p text:style-name="P1">10 32 42 <text:span text:style-name="T9">35</text:span> 77 <text:tab/><text:tab/><text:tab/><text:tab/><text:tab/><text:span text:style-name="T2">Bat2: </text:span><text:span text:style-name="T9">Teilspannung 4?</text:span></text:p>
      <text:p text:style-name="P1">10 32 48 ff fe 88 66 13 1c a8</text:p>
      <text:p text:style-name="P1">10 34 42 <text:span text:style-name="T9">35</text:span> 77 <text:tab/><text:tab/><text:tab/><text:tab/><text:tab/><text:span text:style-name="T2">Bat3: </text:span><text:span text:style-name="T9">Teilspannung 4?</text:span></text:p>
      <text:p text:style-name="P1">10 34 48 ff fd 88 5a 13 80</text:p>
      <text:p text:style-name="P1">10 31 42 <text:span text:style-name="T9">36</text:span> 74 <text:tab/><text:tab/><text:tab/><text:tab/><text:tab/><text:span text:style-name="T2">Bat1: </text:span><text:span text:style-name="T9">Teilspannung 5?</text:span></text:p>
      <text:p text:style-name="P1">10 31 48 ff ff 87 f4 13 67 4f</text:p>
      <text:p text:style-name="P1">10 32 42 <text:span text:style-name="T9">36</text:span> 74</text:p>
      <text:p text:style-name="P1">10 32 48 ff fe 88 65 13 6e d9</text:p>
      <text:p text:style-name="P1">10 34 42 <text:span text:style-name="T9">36</text:span> 74</text:p>
      <text:p text:style-name="P1">10 34 48 ff fd 88 5d 13 7c f0</text:p>
      <text:p text:style-name="P1">10 31 42 <text:span text:style-name="T9">37</text:span> 75 <text:tab/><text:tab/><text:tab/><text:tab/><text:tab/><text:span text:style-name="T2">Bat1: </text:span><text:span text:style-name="T9">Teilspannung 6?</text:span></text:p>
      <text:p text:style-name="P1">10 31 48 ff fe 87 ef 13 63 51</text:p>
      <text:p text:style-name="P1">10 32 42 <text:span text:style-name="T9">37</text:span> 75</text:p>
      <text:p text:style-name="P1">10 32 48 ff fe 88 64 13 88 3e</text:p>
      <text:p text:style-name="P1">10 34 42 <text:span text:style-name="T9">37</text:span> 75</text:p>
      <text:p text:style-name="P1">10 34 48 ff fc 88 59 13 6c e5</text:p>
      <text:p text:style-name="P1">10 31 42 38 7a</text:p>
      <text:p text:style-name="P1">10 31 48 ff ff 87 f2 13 59 77</text:p>
      <text:p text:style-name="P1">10 32 42 38 7a</text:p>
      <text:p text:style-name="P1">10 32 48 ff ff 88 66 13 7f ca</text:p>
      <text:p text:style-name="P1">10 34 42 38 7a</text:p>
      <text:p text:style-name="P1">10 34 48 ff fc 88 59 13 66 ef</text:p>
      <text:p text:style-name="P1">10 31 42 <text:span text:style-name="T9">27</text:span> 65 <text:tab/><text:tab/><text:tab/><text:tab/><text:tab/><text:span text:style-name="T2">Bat1: </text:span><text:span text:style-name="T9">Ah Zähler?</text:span></text:p>
      <text:p text:style-name="P1">10 31 48 ff ff 87 f1 36 08</text:p>
      <text:p text:style-name="P1">10 32 42 27 65</text:p>
      <text:p text:style-name="P1">10 32 48 ff fe 88 74 28 9d</text:p>
      <text:p text:style-name="P1">10 34 42 27 65</text:p>
      <text:p text:style-name="P1"><text:soft-page-break/>10 34 48 ff fc 88 52 3b aa</text:p>
      <text:p text:style-name="P1">10 31 42 <text:span text:style-name="T9">31</text:span> 73 <text:tab/><text:tab/><text:tab/><text:tab/><text:tab/><text:span text:style-name="T2">Bat1: </text:span><text:span text:style-name="T9">?</text:span></text:p>
      <text:p text:style-name="P1">10 31 48 ff ff 87 f2 <text:span text:style-name="T10">1c</text:span> 21<text:span text:style-name="T2"><text:tab/><text:tab/><text:tab/><text:tab/>Bat1: </text:span><text:span text:style-name="T4">34x.xV <text:s/></text:span><text:span text:style-name="T6">0.0xA </text:span><text:span text:style-name="T11">28</text:span></text:p>
      <text:p text:style-name="P1">10 32 42 31 73</text:p>
      <text:p text:style-name="P1">10 32 48 ff fe 88 66 <text:span text:style-name="T10">bb</text:span> 1c<text:span text:style-name="T2"><text:tab/><text:tab/><text:tab/><text:tab/>Bat1: </text:span><text:span text:style-name="T4">34x.xV <text:s/></text:span><text:span text:style-name="T6">0.0xA </text:span><text:span text:style-name="T11">187</text:span></text:p>
      <text:p text:style-name="P1">10 34 42 31 73</text:p>
      <text:p text:style-name="P1">10 34 48 ff fc 88 59 <text:span text:style-name="T10">2a</text:span> b0<text:span text:style-name="T2"><text:tab/><text:tab/><text:tab/><text:tab/>Bat1: </text:span><text:span text:style-name="T4">34x.xV <text:s/></text:span><text:span text:style-name="T6">0.0xA </text:span><text:span text:style-name="T11">42</text:span></text:p>
      <text:p text:style-name="P1">10 31 42 <text:span text:style-name="T9">41</text:span> 03 <text:tab/><text:tab/><text:tab/><text:tab/><text:tab/><text:span text:style-name="T2">Bat1: </text:span><text:span text:style-name="T9">Temperatur 1?</text:span></text:p>
      <text:p text:style-name="P1">10 31 48 ff ff 87 e9 03 e3 c6</text:p>
      <text:p text:style-name="P1">10 32 42 41 03</text:p>
      <text:p text:style-name="P1">10 32 48 ff fe 88 62 04 72 d5</text:p>
      <text:p text:style-name="P1">10 34 42 41 03</text:p>
      <text:p text:style-name="P1">10 34 48 ff fd 88 54 04 dc 4e</text:p>
      <text:p text:style-name="P1">10 31 42 42 <text:tab/><text:tab/><text:tab/><text:tab/><text:tab/><text:tab/><text:span text:style-name="T2">Bat1: </text:span><text:span text:style-name="T9">Temperatur 2?</text:span></text:p>
      <text:p text:style-name="P1">10 31 48 ff fe 87 ea 04 07 27</text:p>
      <text:p text:style-name="P1">10 32 42 42</text:p>
      <text:p text:style-name="P1">10 32 48 ff fe 88 66 04 07 a4</text:p>
      <text:p text:style-name="P1">10 34 42 42</text:p>
      <text:p text:style-name="P1">10 34 48 ff fc 88 55 04 ff 6d</text:p>
      <text:p text:style-name="P1">10 31 42 43 01 <text:tab/><text:tab/><text:tab/><text:tab/><text:tab/><text:span text:style-name="T2">Bat1: </text:span><text:span text:style-name="T9">Temperatur 3?</text:span></text:p>
      <text:p text:style-name="P1">10 31 48 ff fe 87 ee 04 ff db</text:p>
      <text:p text:style-name="P1">10 32 42 43 01</text:p>
      <text:p text:style-name="P1">10 32 48 ff ff 88 63 04 ff 58</text:p>
      <text:p text:style-name="P1">10 34 42 43 01</text:p>
      <text:p text:style-name="P1">10 34 48 ff fc 88 57 46 d7</text:p>
      <text:p text:style-name="P1">10 31 42 44 06 <text:tab/><text:tab/><text:tab/><text:tab/><text:tab/><text:span text:style-name="T2">Bat1: </text:span><text:span text:style-name="T9">Temperatur 4?</text:span></text:p>
      <text:p text:style-name="P1">10 31 48 ff fe 87 f0 04 4e 74</text:p>
      <text:p text:style-name="P1">10 32 42 44 06</text:p>
      <text:p text:style-name="P1">10 32 48 ff fe 88 65 04 2a 8a</text:p>
      <text:p text:style-name="P1">10 34 42 44 06</text:p>
      <text:p text:style-name="P1">10 34 48 ff fc 88 57 04 72 e2</text:p>
      <text:p text:style-name="P1">10 31 42 <text:span text:style-name="T9">31</text:span> 73</text:p>
      <text:p text:style-name="P1">10 31 48 ff fe <text:span text:style-name="T3">87 ed</text:span> 39<text:span text:style-name="T2"><text:tab/><text:tab/><text:tab/><text:tab/>Bat1: </text:span><text:span text:style-name="T4">34x.xV <text:s/></text:span><text:span text:style-name="T6">0.0xA </text:span><text:span text:style-name="T11">?</text:span></text:p>
      <text:p text:style-name="P1">10 32 42 31 73</text:p>
      <text:p text:style-name="P1">10 32 48 ff fe <text:span text:style-name="T3">88 67</text:span> <text:span text:style-name="T10">b6</text:span> <text:span text:style-name="T13">10</text:span> 10<text:span text:style-name="T2"><text:tab/><text:tab/><text:tab/><text:tab/>Bat2: </text:span><text:span text:style-name="T4">34x.xV <text:s/></text:span><text:span text:style-name="T6">0.0xA </text:span><text:span text:style-name="T11">16</text:span></text:p>
      <text:p text:style-name="P1">10 34 42 31 73</text:p>
      <text:p text:style-name="P1">10 34 48 ff fc <text:span text:style-name="T3">88 53</text:span> <text:span text:style-name="T10">29</text:span> <text:span text:style-name="T11">b9</text:span><text:span text:style-name="T2"><text:tab/><text:tab/><text:tab/><text:tab/>Bat3: </text:span><text:span text:style-name="T4">34x.xV <text:s/></text:span><text:span text:style-name="T6">0.0xA </text:span><text:span text:style-name="T11">185</text:span></text:p>
      <text:p text:style-name="P1">10 31 42 45 07 <text:tab/><text:tab/><text:tab/><text:tab/><text:tab/><text:span text:style-name="T2">Bat1: </text:span><text:span text:style-name="T9">Temperatur 5?</text:span></text:p>
      <text:p text:style-name="P1">10 31 48 ff fe 87 eb 04 <text:span text:style-name="T10">72</text:span> 53</text:p>
      <text:p text:style-name="P1">10 32 42 45 07</text:p>
      <text:p text:style-name="P1">10 32 48 ff fe 88 67 04 4e ec</text:p>
      <text:p text:style-name="P1">10 34 42 45 07</text:p>
      <text:p text:style-name="P1">10 34 48 ff fc 88 55 04 95 07</text:p>
      <text:p text:style-name="P1">10 31 42 46 04 <text:tab/><text:tab/><text:tab/><text:tab/><text:tab/><text:span text:style-name="T2">Bat1: </text:span><text:span text:style-name="T9">Temperatur 6?</text:span></text:p>
      <text:p text:style-name="P1">10 31 48 ff fe 87 f3 04 72 4b</text:p>
      <text:p text:style-name="P1">10 32 42 46 04</text:p>
      <text:p text:style-name="P1">10 32 48 ff fe 88 67 04 2a 88</text:p>
      <text:p text:style-name="P1">10 34 42 46 04</text:p>
      <text:p text:style-name="P1">10 34 48 ff fc 88 53 04 b9 2d</text:p>
      <text:p text:style-name="P1">10 31 42 47 <text:tab/><text:tab/><text:tab/><text:tab/><text:tab/><text:tab/><text:span text:style-name="T2">Bat1: </text:span><text:span text:style-name="T9">Temperatur 7?</text:span></text:p>
      <text:p text:style-name="P1">10 31 48 ff fe 87 f0 04 95 af</text:p>
      <text:p text:style-name="P1">10 32 42 47</text:p>
      <text:p text:style-name="P1">10 32 48 ff fe 88 68 04 95 38</text:p>
      <text:p text:style-name="P1">10 34 42 47</text:p>
      <text:p text:style-name="P1">10 34 48 ff fd 88 51 04 dc 4b</text:p>
      <text:p text:style-name="P1">10 31 42 27 65</text:p>
      <text:p text:style-name="P1">10 31 48 ff fe 87 f4 36</text:p>
      <text:p text:style-name="P1">10 32 42 27 65</text:p>
      <text:p text:style-name="P1">10 32 48 ff ff 88 63 28 8b</text:p>
      <text:p text:style-name="P1">10 34 42 27 65</text:p>
      <text:p text:style-name="P1">10 34 48 ff fc 88 56 3b ae</text:p>
      <text:p text:style-name="P1">10 31 42 31 73</text:p>
      <text:p text:style-name="P1">10 31 48 ff ff 87 f2 <text:span text:style-name="T10">27</text:span><text:span text:style-name="T11"><text:tab/><text:tab/><text:tab/><text:tab/></text:span><text:span text:style-name="T15">Bat1: </text:span><text:span text:style-name="T4">34x.xV <text:s/></text:span><text:span text:style-name="T6">0.0xA </text:span><text:span text:style-name="T11">39</text:span></text:p>
      <text:p text:style-name="P1">10 32 42 31 73</text:p>
      <text:p text:style-name="P1">10 32 48 ff fe 88 61 <text:span text:style-name="T10">b5</text:span> 15<text:span text:style-name="T2"><text:tab/><text:tab/><text:tab/><text:tab/>Bat1: </text:span><text:span text:style-name="T4">34x.xV <text:s/></text:span><text:span text:style-name="T6">0.0xA </text:span><text:span text:style-name="T11">181</text:span></text:p>
      <text:p text:style-name="P1">10 34 42 31 73</text:p>
      <text:p text:style-name="P1">10 34 48 ff fc 88 57 <text:span text:style-name="T10">2a</text:span> be<text:span text:style-name="T2"><text:tab/><text:tab/><text:tab/><text:tab/>Bat1: </text:span><text:span text:style-name="T4">34x.xV <text:s/></text:span><text:span text:style-name="T6">0.0xA </text:span><text:span text:style-name="T11">42</text:span></text:p>
      <text:p text:style-name="P1">10 31 42 51 13 <text:tab/><text:tab/><text:tab/><text:tab/><text:tab/><text:span text:style-name="T2">Bat1: </text:span><text:span text:style-name="T9">Temperatur 8?</text:span></text:p>
      <text:p text:style-name="P1">10 31 48 ff fe 87 ee 04 95 b1</text:p>
      <text:p text:style-name="P1">10 32 42 51 13</text:p>
      <text:p text:style-name="P1">10 32 48 ff fe 88 63 04 72 d4</text:p>
      <text:p text:style-name="P1">10 34 42 51 13</text:p>
      <text:p text:style-name="P1">10 34 48 ff fd 88 50 04 ff 69</text:p>
      <text:p text:style-name="P1">10 31 42 52 10 10 <text:tab/><text:tab/><text:tab/><text:tab/><text:tab/><text:span text:style-name="T2">Bat1: </text:span><text:span text:style-name="T9">Temperatur 9?</text:span></text:p>
      <text:p text:style-name="P1">10 31 48 ff fe 87 ee 04 59 7d</text:p>
      <text:p text:style-name="P1">10 32 42 52 10 10</text:p>
      <text:p text:style-name="P1">10 32 48 ff fe 88 64 04 2a 8b</text:p>
      <text:p text:style-name="P1">10 34 42 52 10 10</text:p>
      <text:p text:style-name="P1">10 34 48 ff fd 88 50 04 ff 69</text:p>
      <text:p text:style-name="P1">10 31 42 53 11 <text:tab/><text:tab/><text:tab/><text:tab/><text:tab/><text:span text:style-name="T2">Bat1: </text:span><text:span text:style-name="T9">Temperatur 10?</text:span></text:p>
      <text:p text:style-name="P1"><text:soft-page-break/>10 31 48 ff ff 87 ef 04 72 56</text:p>
      <text:p text:style-name="P1">10 32 42 53 11</text:p>
      <text:p text:style-name="P1">10 32 48 ff fe 88 64 04 2a 8b</text:p>
      <text:p text:style-name="P1">10 34 42 53 11</text:p>
      <text:p text:style-name="P1">10 34 48 ff fc 88 51 04 dc 4a</text:p>
      <text:p text:style-name="P1">10 31 42 54 16 <text:tab/><text:tab/><text:tab/><text:tab/><text:tab/><text:span text:style-name="T2">Bat1: </text:span><text:span text:style-name="T9">Temperatur 11?</text:span></text:p>
      <text:p text:style-name="P1">10 31 48 ff fe 87 f1 04 72 49</text:p>
      <text:p text:style-name="P1">10 32 42 54 16</text:p>
      <text:p text:style-name="P1">10 32 48 ff fe 88 61 04 4e ea</text:p>
      <text:p text:style-name="P1">10 34 42 54 16</text:p>
      <text:p text:style-name="P1">10 34 48 ff fc 88 50 04 dc 4b</text:p>
      <text:p text:style-name="P1">10 31 42 31 73</text:p>
      <text:p text:style-name="P1">10 31 48 ff ff 87 f2 <text:span text:style-name="T10">1c</text:span> 21</text:p>
      <text:p text:style-name="P1">10 32 42 31 73</text:p>
      <text:p text:style-name="P1">10 32 48 ff fe 88 60 <text:span text:style-name="T10">b6</text:span> 17</text:p>
      <text:p text:style-name="P1">10 34 42 31 73</text:p>
      <text:p text:style-name="P1">10 34 48 ff fc 88 53 <text:span text:style-name="T10">2a</text:span> ba</text:p>
      <text:p text:style-name="P1">10 31 42 55 17 <text:tab/><text:tab/><text:tab/><text:tab/><text:tab/><text:span text:style-name="T2">Bat1: </text:span><text:span text:style-name="T9">Temperatur 12?</text:span></text:p>
      <text:p text:style-name="P1">10 31 48 ff fe 87 f6 <text:s/>04 4e 72</text:p>
      <text:p text:style-name="P1">10 32 42 55 17</text:p>
      <text:p text:style-name="P1">10 32 48 ff fe 88 62 04 4e e9</text:p>
      <text:p text:style-name="P1">10 34 42 55 17</text:p>
      <text:p text:style-name="P1">10 34 48 ff fd 88 53 04 dc 49</text:p>
      <text:p text:style-name="P1">10 31 42 <text:span text:style-name="T9">56</text:span> 14 <text:tab/><text:tab/><text:tab/><text:tab/><text:tab/><text:span text:style-name="T2">Bat1: </text:span><text:span text:style-name="T9">Temperatur 13?</text:span></text:p>
      <text:p text:style-name="P1">10 31 48 ff ff 87 ef 04 4e 6a</text:p>
      <text:p text:style-name="P1">10 32 42 56 14</text:p>
      <text:p text:style-name="P1">10 32 48 ff fe 88 60 04 4e eb</text:p>
      <text:p text:style-name="P1">10 34 42 56 14</text:p>
      <text:p text:style-name="P1">10 34 48 ff fc 88 4f 04 b9 31</text:p>
      <text:p text:style-name="P1">10 31 42 <text:span text:style-name="T9">57</text:span> 15 <text:tab/><text:tab/><text:tab/><text:tab/><text:tab/><text:span text:style-name="T2">Bat1: </text:span><text:span text:style-name="T9">Temperatur 14?</text:span></text:p>
      <text:p text:style-name="P1">10 31 48 ff ff 87 f0 04 2a 11</text:p>
      <text:p text:style-name="P1">10 32 42 57 15</text:p>
      <text:p text:style-name="P1">10 32 48 ff fe 88 5e 04 4e d5</text:p>
      <text:p text:style-name="P1">10 34 42 57 15</text:p>
      <text:p text:style-name="P1">10 34 48 ff fc 88 53 04 b9 2d</text:p>
      <text:p text:style-name="P1">10 31 42 <text:span text:style-name="T9">62</text:span> 20 <text:tab/><text:tab/><text:tab/><text:tab/><text:tab/><text:span text:style-name="T2">Bat1: </text:span><text:span text:style-name="T9">Umgebungstemperatur ?</text:span></text:p>
      <text:p text:style-name="P1">10 31 48 ff fe 87 ef <text:span text:style-name="T10">04 2a</text:span><text:span text:style-name="T2"><text:tab/><text:tab/><text:tab/><text:tab/>Bat1: </text:span><text:span text:style-name="T4">34x.xV <text:s/></text:span><text:span text:style-name="T6">0.0xA </text:span><text:span text:style-name="T11">10.66°C</text:span></text:p>
      <text:p text:style-name="P1">10 32 42 62 20</text:p>
      <text:p text:style-name="P1">10 32 48 ff fe 88 61 03 e3 40</text:p>
      <text:p text:style-name="P1">10 34 42 62 20</text:p>
      <text:p text:style-name="P1">10 34 48 ff fc 88 4c 04 72 f9</text:p>
      <text:p text:style-name="P1">10 31 42 <text:span text:style-name="T9">71</text:span> 33 <text:tab/><text:tab/><text:tab/><text:tab/><text:tab/><text:span text:style-name="T2">Bat1: </text:span><text:span text:style-name="T9">Maximale Kapazität ?</text:span></text:p>
      <text:p text:style-name="P1">10 31 48 ff fe 87 ee <text:span text:style-name="T10">01 33</text:span> 12<text:span text:style-name="T2"><text:tab/><text:tab/><text:tab/><text:tab/>Bat1: </text:span><text:span text:style-name="T4">34x.xV <text:s/></text:span><text:span text:style-name="T6">0.0xA </text:span><text:span text:style-name="T11">3.07Ah</text:span></text:p>
      <text:p text:style-name="P1">10 32 42 71 33</text:p>
      <text:p text:style-name="P1">10 32 48 ff fe 88 5e 01 4f d1</text:p>
      <text:p text:style-name="P1">10 34 42 71 33</text:p>
      <text:p text:style-name="P1">10 34 48 ff fc 88 4d 01 34 bb</text:p>
      <text:p text:style-name="P1">10 31 42 <text:span text:style-name="T9">99</text:span> db <text:tab/><text:tab/><text:tab/><text:tab/><text:tab/><text:span text:style-name="T2">Bat1: </text:span><text:span text:style-name="T9">99 ?</text:span></text:p>
      <text:p text:style-name="P1">10 31 48 ff fe 87 f0 1c 22</text:p>
      <text:p text:style-name="P1">10 32 42 99 db</text:p>
      <text:p text:style-name="P1">10 32 48 ff fe 88 5d 1c 80</text:p>
      <text:p text:style-name="P1">10 34 42 99 db</text:p>
      <text:p text:style-name="P1">10 34 48 ff fc 88 49 1c 96</text:p>
      <text:p text:style-name="P1">10 31 42 d9<text:tab/> <text:tab/><text:tab/><text:tab/><text:tab/><text:tab/><text:span text:style-name="T2">Bat1: </text:span><text:span text:style-name="T9">?</text:span></text:p>
      <text:p text:style-name="P1"><text:s text:c="3"/>31 48 ff ff 87 f7 02 3a</text:p>
      <text:p text:style-name="P1">10 32 42 d9</text:p>
      <text:p text:style-name="P1"><text:s text:c="3"/>32 48 ff fe 88 5b 9a</text:p>
      <text:p text:style-name="P1">10 34 42 d9</text:p>
      <text:p text:style-name="P1"><text:s text:c="3"/>34 48 ff fc 88 51 92</text:p>
      <text:p text:style-name="P1">10 ff 24 fe da</text:p>
      <text:p text:style-name="P1">10 ff 24 fe da</text:p>
      <text:p text:style-name="P1">10 ff 24 fe da</text:p>
      <text:p text:style-name="P1">10 ff 24 ff 11 32 f8</text:p>
      <text:p text:style-name="P1">10 ff 24 ff 11 32 f8</text:p>
      <text:p text:style-name="P1">10 ff 24 ff 11 32 f8</text:p>
      <text:p text:style-name="P1">10 31 42 <text:span text:style-name="T9">27</text:span> 65 <text:tab/><text:tab/><text:tab/><text:tab/><text:tab/><text:span text:style-name="T2">Bat1: </text:span><text:span text:style-name="T9">Ah Zähler ?</text:span></text:p>
      <text:p text:style-name="P1">10 31 48 ff ff 87 ec 36 15</text:p>
      <text:p text:style-name="P1">10 32 42 27 65</text:p>
      <text:p text:style-name="P1">10 32 48 ff fe 88 59 28 b0</text:p>
      <text:p text:style-name="P1">10 34 42 27 65</text:p>
      <text:p text:style-name="P1">10 34 48 ff fc 88 4c 3b b4</text:p>
      <text:p text:style-name="P1">10 31 42 <text:span text:style-name="T9">61</text:span> 23 <text:tab/><text:tab/><text:tab/><text:tab/><text:tab/><text:span text:style-name="T2">Bat1: </text:span><text:span text:style-name="T9">maximale Batterie Temperatur ?</text:span></text:p>
      <text:p text:style-name="P1">10 31 48 ff ff 87 ed 04 ca ec</text:p>
      <text:p text:style-name="P1">10 32 42 61 23</text:p>
      <text:p text:style-name="P1">10 32 48 ff ff 88 5e 04 ca 50</text:p>
      <text:p text:style-name="P1">10 34 42 61 23</text:p>
      <text:p text:style-name="P1">10 34 48 ff fd 88 51 46 d0</text:p>
      <text:p text:style-name="P1">10 31 42 <text:span text:style-name="T9">74</text:span> 36 <text:tab/><text:tab/><text:tab/><text:tab/><text:tab/><text:span text:style-name="T2">Bat1: </text:span><text:span text:style-name="T9">entladene Ah ?</text:span></text:p>
      <text:p text:style-name="P1">10 31 48 ff ff 87 e6 03 f7 dd</text:p>
      <text:p text:style-name="P1">10 32 42 74 36</text:p>
      <text:p text:style-name="P1"><text:soft-page-break/>10 32 48 ff fe 88 5f 04 21 bb</text:p>
      <text:p text:style-name="P1">10 34 42 74 36</text:p>
      <text:p text:style-name="P1">10 34 48 ff fc 88 52 03 eb 79</text:p>
      <text:p text:style-name="P1">10 31 42 <text:span text:style-name="T9">02</text:span> 40 <text:tab/><text:tab/><text:tab/><text:tab/><text:tab/><text:span text:style-name="T2">Bat1: </text:span><text:span text:style-name="T9">Programm Revision ?</text:span></text:p>
      <text:p text:style-name="P1">10 31 48 ff fe 87 f3 02 12 2d</text:p>
      <text:p text:style-name="P1">10 32 42 02 40</text:p>
      <text:p text:style-name="P1">10 32 48 ff fe 88 62 02 12 b3</text:p>
      <text:p text:style-name="P1">10 34 42 02 40</text:p>
      <text:p text:style-name="P1">10 34 48 ff fc 88 4d 02 12 9e</text:p>
      <text:p text:style-name="P1">10 31 42 <text:span text:style-name="T9">31</text:span> 73 <text:tab/><text:tab/><text:tab/><text:tab/><text:tab/><text:span text:style-name="T2">Bat1: </text:span><text:span text:style-name="T9">?</text:span></text:p>
      <text:p text:style-name="P1">10 31 48 ff ff 87 f0 <text:span text:style-name="T10">23</text:span> 1c<text:span text:style-name="T2"><text:tab/><text:tab/><text:tab/><text:tab/>Bat1: </text:span><text:span text:style-name="T4">34x.xV <text:s/></text:span><text:span text:style-name="T6">0.0xA </text:span><text:span text:style-name="T11">35</text:span></text:p>
      <text:p text:style-name="P1">10 32 42 31 73</text:p>
      <text:p text:style-name="P1">10 32 48 ff fe 88 60 <text:span text:style-name="T10">b5</text:span> 14<text:span text:style-name="T2"><text:tab/><text:tab/><text:tab/><text:tab/>Bat2: </text:span><text:span text:style-name="T4">34x.xV <text:s/></text:span><text:span text:style-name="T6">0.0xA </text:span><text:span text:style-name="T11">181</text:span></text:p>
      <text:p text:style-name="P1">10 34 42 31 73</text:p>
      <text:p text:style-name="P1">10 34 48 ff fc 88 52 <text:span text:style-name="T10">26</text:span> b7<text:span text:style-name="T2"><text:tab/><text:tab/><text:tab/><text:tab/>Bat3: </text:span><text:span text:style-name="T4">34x.xV <text:s/></text:span><text:span text:style-name="T6">0.0xA </text:span><text:span text:style-name="T11">38</text:span></text:p>
      <text:p text:style-name="P1">10 31 42 11 53</text:p>
      <text:p text:style-name="P1">10 31 48 ff fe 87 ea 21</text:p>
      <text:p text:style-name="P1">10 32 42 11 53</text:p>
      <text:p text:style-name="P1">10 32 48 ff fe 88 62 a6</text:p>
      <text:p text:style-name="P1">10 34 42 11 53</text:p>
      <text:p text:style-name="P1">10 34 48 ff fd 88 50 97</text:p>
      <text:p text:style-name="P1">10 31 42 12 50</text:p>
      <text:p text:style-name="P1">10 31 48 ff fe 87 eb 01 24</text:p>
      <text:p text:style-name="P1">10 32 42 12 50</text:p>
      <text:p text:style-name="P1">10 32 48 ff fe 88 60 01 a0</text:p>
      <text:p text:style-name="P1">10 34 42 12 50</text:p>
      <text:p text:style-name="P1">10 34 48 ff fc 88 4f 01 8d</text:p>
      <text:p text:style-name="P1">10 31 42 23 61</text:p>
      <text:p text:style-name="P1">10 31 48 ff fe 87 f2 01 25</text:p>
      <text:p text:style-name="P1">10 32 42 23 61</text:p>
      <text:p text:style-name="P1">10 32 48 ff fe 88 5e 01 86</text:p>
      <text:p text:style-name="P1">10 34 42 23 61</text:p>
      <text:p text:style-name="P1">10 34 48 ff fc 88 4a 01 90</text:p>
      <text:p text:style-name="P1">10 31 42 24 66</text:p>
      <text:p text:style-name="P1">10 31 48 ff fe 87 ed fc c7</text:p>
      <text:p text:style-name="P1">10 32 42 24 66</text:p>
      <text:p text:style-name="P1">10 32 48 ff ff 88 5c fc 78</text:p>
      <text:p text:style-name="P1">10 34 42 24 66</text:p>
      <text:p text:style-name="P1">10 34 48 ff fc 88 48 fc 6f</text:p>
      <text:p text:style-name="P1">10 31 42 31 73</text:p>
      <text:p text:style-name="P1">10 31 48 ff fe 87 e7 <text:span text:style-name="T10">19</text:span> 30</text:p>
      <text:p text:style-name="P1">10 32 42 31 73</text:p>
      <text:p text:style-name="P1">10 32 48 ff fe 88 5e <text:span text:style-name="T10">b5</text:span> 2a</text:p>
      <text:p text:style-name="P1">10 34 42 31 73</text:p>
      <text:p text:style-name="P1">10 34 48 ff fd 88 44 <text:span text:style-name="T10">23</text:span> a5</text:p>
      <text:p text:style-name="P1">10 31 42 26 64</text:p>
      <text:p text:style-name="P1">10 31 48 ff fe 87 e6 ab e0 63</text:p>
      <text:p text:style-name="P1">10 32 42 26 64</text:p>
      <text:p text:style-name="P1">10 32 48 ff ff 88 5d ab e0 d6</text:p>
      <text:p text:style-name="P1">10 34 42 26 64</text:p>
      <text:p text:style-name="P1">10 34 48 ff fc 88 47 ab e0 cf</text:p>
      <text:p text:style-name="P1">10 31 42 27 65</text:p>
      <text:p text:style-name="P1">10 31 48 ff fe 87 ea 36 12</text:p>
      <text:p text:style-name="P1">10 32 42 27 65</text:p>
      <text:p text:style-name="P1">10 32 48 ff fe 88 5a 28 b3</text:p>
      <text:p text:style-name="P1">10 34 42 27 65</text:p>
      <text:p text:style-name="P1">10 34 48 ff fc 88 4d 3b b5</text:p>
      <text:p text:style-name="P1">10 31 42 29 6b</text:p>
      <text:p text:style-name="P1">10 31 48 ff fe 87 e9 ff f9 21</text:p>
      <text:p text:style-name="P1">10 32 42 29 6b</text:p>
      <text:p text:style-name="P1">10 32 48 ff ff 88 59 ff fd 34 42 29 6b</text:p>
      <text:p text:style-name="P1">10 34 48 ff fd 88 49 ff f5 81</text:p>
      <text:p text:style-name="P1">10 31 42 2a 68</text:p>
      <text:p text:style-name="P1">10 31 48 ff fe 87 e4 04 5d 73</text:p>
      <text:p text:style-name="P1">10 32 42 2a 68</text:p>
      <text:p text:style-name="P1">10 32 48 ff ff 88 5c 04 4a d2</text:p>
      <text:p text:style-name="P1">10 34 42 2a 68</text:p>
      <text:p text:style-name="P1">10 34 48 ff fc 88 45 04 d4 56</text:p>
      <text:p text:style-name="P1">10 31 42 2b 69</text:p>
      <text:p text:style-name="P1">10 31 48 ff ff 87 e8 27</text:p>
      <text:p text:style-name="P1">10 32 42 2b 69</text:p>
      <text:p text:style-name="P1">10 32 48 ff fe 88 6e af</text:p>
      <text:p text:style-name="P1">10 34 42 2b 69</text:p>
      <text:p text:style-name="P1">10 34 48 ff fd 88 44 86</text:p>
      <text:p text:style-name="P1">10 31 42 31 73</text:p>
      <text:p text:style-name="P1">10 31 48 ff ff 87 e8 <text:span text:style-name="T10">19</text:span> 3e</text:p>
      <text:p text:style-name="P1">10 32 42 31 73</text:p>
      <text:p text:style-name="P1">10 32 48 ff fe 88 63 <text:span text:style-name="T10">b2</text:span> 10 10</text:p>
      <text:p text:style-name="P1">10 34 42 31 73</text:p>
      <text:p text:style-name="P1">10 34 48 ff fd 88 47 <text:span text:style-name="T10">27</text:span> a2</text:p>
      <text:p text:style-name="P1"><text:soft-page-break/>10 31 42 32 70</text:p>
      <text:p text:style-name="P1">10 31 48 ff ff 87 e6 13 74 4e</text:p>
      <text:p text:style-name="P1">10 32 42 32 70</text:p>
      <text:p text:style-name="P1">10 32 48 ff ff 88 60 13 81 32</text:p>
      <text:p text:style-name="P1">10 34 42 32 70</text:p>
      <text:p text:style-name="P1">10 34 48 ff fd 88 4a 13 7a e1</text:p>
      <text:p text:style-name="P1">10 31 42 33 71</text:p>
      <text:p text:style-name="P1">10 31 48 ff fe 87 e7 13 6e 54</text:p>
      <text:p text:style-name="P1">10 32 42 33 71</text:p>
      <text:p text:style-name="P1">10 32 48 ff fe 88 5b 13 83 0a</text:p>
      <text:p text:style-name="P1">10 34 42 33 71</text:p>
      <text:p text:style-name="P1">10 34 48 ff fd 88 4d 13 8e 12</text:p>
      <text:p text:style-name="P1">10 31 42 34 76</text:p>
      <text:p text:style-name="P1">10 31 48 ff fe 87 eb 13 76 40</text:p>
      <text:p text:style-name="P1">10 32 42 34 76</text:p>
      <text:p text:style-name="P1">10 32 48 ff fe 88 61 13 d0 63</text:p>
      <text:p text:style-name="P1">10 34 42 34 76</text:p>
      <text:p text:style-name="P1">10 34 48 ff fc 88 54 13 7e fa</text:p>
      <text:p text:style-name="P1">10 31 42 31 73</text:p>
      <text:p text:style-name="P1">10 31 48 ff fe 87 ea <text:span text:style-name="T10">1d</text:span> 39</text:p>
      <text:p text:style-name="P1">10 32 42 31 73</text:p>
      <text:p text:style-name="P1">10 32 48 ff fe 88 58 <text:span text:style-name="T10">b4</text:span> 2d</text:p>
      <text:p text:style-name="P1">10 34 42 31 73</text:p>
      <text:p text:style-name="P1">10 34 48 ff fc 88 4c <text:span text:style-name="T10">25</text:span> aa</text:p>
      <text:p text:style-name="P1">10 31 42 35 77</text:p>
      <text:p text:style-name="P1">10 31 48 ff fe 87 e5 13 73 4b</text:p>
      <text:p text:style-name="P1">10 32 42 35 77</text:p>
      <text:p text:style-name="P1">10 32 48 ff fe 88 57 13 1c 99</text:p>
      <text:p text:style-name="P1">10 34 42 35 77</text:p>
      <text:p text:style-name="P1">10 34 48 ff fc 88 47 13 7f e8</text:p>
      <text:p text:style-name="P1">10 31 42 36 74</text:p>
      <text:p text:style-name="P1">10 31 48 ff ff 87 e5 13 67 5e</text:p>
      <text:p text:style-name="P1">10 32 42 36 74</text:p>
      <text:p text:style-name="P1">10 32 48 ff fe 88 5f 13 6a e7</text:p>
      <text:p text:style-name="P1">10 34 42 36 74</text:p>
      <text:p text:style-name="P1">10 34 48 ff fc 88 51 13 76 f7</text:p>
      <text:p text:style-name="P1">10 31 42 37 75</text:p>
      <text:p text:style-name="P1">10 31 48 ff fe 87 e6 13 62 59</text:p>
      <text:p text:style-name="P1">10 32 42 37 75</text:p>
      <text:p text:style-name="P1">10 32 48 ff fe 88 5b 13 84</text:p>
      <text:p text:style-name="P1">10 34 42 37 75</text:p>
      <text:p text:style-name="P1">10 34 48 ff fc 88 4c 13 6a f6</text:p>
      <text:p text:style-name="P1">10 31 42 38 7a</text:p>
      <text:p text:style-name="P1">10 31 48 ff fe 87 ec 13 5a 6b</text:p>
      <text:p text:style-name="P1">10 32 42 38 7a</text:p>
      <text:p text:style-name="P1">10 32 48 ff fe 88 59 13 7d f6</text:p>
      <text:p text:style-name="P1">10 34 42 38 7a</text:p>
      <text:p text:style-name="P1">10 34 48 ff fd 88 4b 13 68 f2</text:p>
      <text:p text:style-name="P1">10 31 42 27 65</text:p>
      <text:p text:style-name="P1">10 31 48 ff ff 87 e9 36 10 10</text:p>
      <text:p text:style-name="P1">10 32 42 27 65</text:p>
      <text:p text:style-name="P1">10 32 48 ff fe 88 5b 28 b2</text:p>
      <text:p text:style-name="P1">10 34 42 27 65</text:p>
      <text:p text:style-name="P1">10 34 48 ff fd 88 46 3b bf</text:p>
      <text:p text:style-name="P1">10 31 42 31 73</text:p>
      <text:p text:style-name="P1">10 31 48 ff ff 87 e7 <text:span text:style-name="T10">19</text:span> 31</text:p>
      <text:p text:style-name="P1">10 32 42 31 73</text:p>
      <text:p text:style-name="P1">10 32 48 ff ff 88 5d <text:span text:style-name="T10">b4</text:span> 29</text:p>
      <text:p text:style-name="P1">10 34 42 31 73</text:p>
      <text:p text:style-name="P1">10 34 48 ff fc 88 49 <text:span text:style-name="T10">29</text:span> a3</text:p>
      <text:p text:style-name="P1">10 31 42 41 03</text:p>
      <text:p text:style-name="P1">10 31 48 ff fe 87 e3 04 07 2e</text:p>
      <text:p text:style-name="P1">10 32 42 41 03</text:p>
      <text:p text:style-name="P1">10 32 48 ff ff 88 5a 04 72 ec</text:p>
      <text:p text:style-name="P1">10 34 42 41 03</text:p>
      <text:p text:style-name="P1">10 34 48 ff fc 88 48 04 dc 53</text:p>
      <text:p text:style-name="P1">10 31 42 42</text:p>
      <text:p text:style-name="P1">10 31 48 ff fe 87 e7 04 2a 07</text:p>
      <text:p text:style-name="P1">10 32 42 42</text:p>
      <text:p text:style-name="P1">10 32 48 ff fe 88 5c 04 2a b3</text:p>
      <text:p text:style-name="P1">10 34 42 42</text:p>
      <text:p text:style-name="P1">10 34 48 ff fd 88 49 23 ad</text:p>
      <text:p text:style-name="P1">10 31 42 43 01</text:p>
      <text:p text:style-name="P1">10 31 48 ff ff 87 e3 23 0a</text:p>
      <text:p text:style-name="P1">10 32 42 43 01</text:p>
      <text:p text:style-name="P1">10 32 48 ff fe 88 5c 04 ff 66</text:p>
      <text:p text:style-name="P1">10 34 42 43 01</text:p>
      <text:p text:style-name="P1">10 34 48 ff fc 88 47 69 e8</text:p>
      <text:p text:style-name="P1">10 31 42 44 06</text:p>
      <text:p text:style-name="P1">10 31 48 ff fe 87 e5 04 4e 61</text:p>
      <text:p text:style-name="P1"><text:soft-page-break/>10 32 42 44 06</text:p>
      <text:p text:style-name="P1">10 32 48 ff fe 88 60 04 2a 8f</text:p>
      <text:p text:style-name="P1">10 34 42 44 06</text:p>
      <text:p text:style-name="P1">10 34 48 ff fc 88 44 04 95 16</text:p>
      <text:p text:style-name="P1">10 31 42 31 73</text:p>
      <text:p text:style-name="P1">10 31 48 ff fe 87 e9 <text:span text:style-name="T10">19</text:span> 3e</text:p>
      <text:p text:style-name="P1">10 32 42 31 73</text:p>
      <text:p text:style-name="P1">10 32 48 ff fe 88 5e <text:span text:style-name="T10">b3</text:span> 2c</text:p>
      <text:p text:style-name="P1">10 34 42 31 73</text:p>
      <text:p text:style-name="P1">10 34 48 ff fc 88 4a <text:span text:style-name="T10">26</text:span> af</text:p>
      <text:p text:style-name="P1">10 31 42 45 07</text:p>
      <text:p text:style-name="P1">10 31 48 ff ff 87 e7 04 72 5e</text:p>
      <text:p text:style-name="P1">10 32 42 45 07</text:p>
      <text:p text:style-name="P1">10 32 48 ff fe 88 63 04 4e e8</text:p>
      <text:p text:style-name="P1">10 34 42 45 07</text:p>
      <text:p text:style-name="P1">10 34 48 ff fd 88 46 04 b9 39</text:p>
      <text:p text:style-name="P1">10 31 42 46 04</text:p>
      <text:p text:style-name="P1">10 31 48 ff fe 87 e8 04 72 50</text:p>
      <text:p text:style-name="P1">10 32 42 46 04</text:p>
      <text:p text:style-name="P1">10 32 48 ff fe 88 5f 04 2a b0</text:p>
      <text:p text:style-name="P1">10 34 42 46 04</text:p>
      <text:p text:style-name="P1">10 34 48 ff fc 88 4a 04 b9 34</text:p>
      <text:p text:style-name="P1">10 34 42 46 04</text:p>
      <text:p text:style-name="P1">10 34 48 ff fe 88 4c 04 b9 30</text:p>
      <text:p text:style-name="P1">10 ff 24 11 35</text:p>
      <text:p text:style-name="P1">10 ff 24 11 35</text:p>
      <text:p text:style-name="P1">10 31 42 47</text:p>
      <text:p text:style-name="P1">10 31 48 87 f6 04 95 a8</text:p>
      <text:p text:style-name="P1">10 32 42 47</text:p>
      <text:p text:style-name="P1">10 32 48 88 66 04 95 37</text:p>
      <text:p text:style-name="P1">10 34 42 47</text:p>
      <text:p text:style-name="P1">10 34 48 ff fe 88 56 04 dc 4f</text:p>
      <text:p text:style-name="P1">10 31 42 27 65</text:p>
      <text:p text:style-name="P1">10 31 48 88 06 36 f0</text:p>
      <text:p text:style-name="P1">10 32 42 27 65</text:p>
      <text:p text:style-name="P1">10 32 48 88 70 28 98</text:p>
      <text:p text:style-name="P1">10 34 42 27 65</text:p>
      <text:p text:style-name="P1">10 34 48 ff fe 88 60 3b 9a</text:p>
      <text:p text:style-name="P1">10 31 42 31 73</text:p>
      <text:p text:style-name="P1">10 31 48 88 1e d5</text:p>
      <text:p text:style-name="P1">10 32 42 31 73</text:p>
      <text:p text:style-name="P1">10 32 48 88 77 bc</text:p>
      <text:p text:style-name="P1">10 34 42 31 73</text:p>
      <text:p text:style-name="P1">10 34 48 ff fe 88 5e <text:span text:style-name="T10">2b</text:span> b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15T15:13:03</meta:creation-date>
    <dc:date>2008-02-19T20:50:30</dc:date>
    <meta:editing-cycles>51</meta:editing-cycles>
    <meta:editing-duration>PT9H56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523" meta:word-count="4176" meta:character-count="14345"/>
  </office:meta>
</office:document-meta>
</file>